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6" table:number-rows-spanned="1">
            <text:p>特性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5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covered-table-cell table:style-name="ce4"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4"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车厢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5" office:value-type="string" calcext:value-type="string">
            <text:p>食物</text:p>
          </table:table-cell>
          <table:table-cell table:style-name="ce5" office:value-type="string" calcext:value-type="string">
            <text:p>客容/容量</text:p>
          </table:table-cell>
          <table:table-cell office:value-type="string" calcext:value-type="string">
            <text:p>清洁度</text:p>
          </table:table-cell>
          <table:table-cell table:style-name="ce5" office:value-type="string" calcext:value-type="string">
            <text:p>社交娱乐度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效果</text:p>
          </table:table-cell>
          <table:table-cell office:value-type="string" calcext:value-type="string" table:number-columns-spanned="2" table:number-rows-spanned="1">
            <text:p>拓展</text:p>
          </table:table-cell>
          <table:covered-table-cell/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/s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120*4</text:p>
          </table:table-cell>
          <table:table-cell table:number-columns-repeated="2"/>
          <table:table-cell office:value-type="string" calcext:value-type="string">
            <text:p>货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游戏机</text:p>
          </table:table-cell>
          <table:table-cell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office:value-type="string" calcext:value-type="string">
            <text:p>温泉澡堂</text:p>
          </table:table-cell>
          <table:table-cell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穿梭猫爬架</text:p>
          </table:table-cell>
          <table:table-cell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104856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妖怪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车厢模型" table:style-name="ta1">
        <table:table-column table:style-name="co1" table:default-cell-style-name="Default"/>
        <table:table-row table:style-name="ro1"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20:45:50.1786802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2T20:49:21.428624100</dc:date>
    <meta:editing-duration>PT3H4M22S</meta:editing-duration>
    <meta:editing-cycles>99</meta:editing-cycles>
    <meta:generator>LibreOffice/25.2.0.3$Windows_X86_64 LibreOffice_project/e1cf4a87eb02d755bce1a01209907ea5ddc8f069</meta:generator>
    <meta:document-statistic meta:table-count="5" meta:cell-count="144" meta:object-count="0"/>
  </office:meta>
</office:document-meta>
</file>